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9F000000755FEE05CB.png" manifest:media-type="image/png"/>
  <manifest:file-entry manifest:full-path="Pictures/10000000000000AF000000605C61CD0F.png" manifest:media-type="image/png"/>
  <manifest:file-entry manifest:full-path="Pictures/100000000000015E000000900AD31F36.jpg" manifest:media-type="image/jpeg"/>
  <manifest:file-entry manifest:full-path="Pictures/10000000000000C8000000FD6856F9F6.png" manifest:media-type="image/png"/>
  <manifest:file-entry manifest:full-path="Pictures/1000000000000103000000C2865CF1CE.png" manifest:media-type="image/png"/>
  <manifest:file-entry manifest:full-path="Pictures/10000000000000860000005C79F2E7DF.png" manifest:media-type="image/png"/>
  <manifest:file-entry manifest:full-path="Pictures/10000000000000E1000000E11790E352.png" manifest:media-type="image/png"/>
  <manifest:file-entry manifest:full-path="Pictures/10000000000000E1000000E1D19171F0.png" manifest:media-type="image/png"/>
  <manifest:file-entry manifest:full-path="Pictures/10000000000000C3000000809A36CD63.png" manifest:media-type="image/png"/>
  <manifest:file-entry manifest:full-path="Pictures/100000000000007E000000848954ECD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3.333cm" svg:height="3.492cm" svg:x="12.967cm" svg:y="1.7cm">
          <draw:image xlink:href="Pictures/100000000000007E000000848954ECDC.png" xlink:type="simple" xlink:show="embed" xlink:actuate="onLoad">
            <text:p/>
          </draw:image>
        </draw:frame>
        <draw:frame draw:style-name="gr1" draw:text-style-name="P1" draw:layer="layout" svg:width="4.629cm" svg:height="2.539cm" svg:x="4.571cm" svg:y="1.961cm">
          <draw:image xlink:href="Pictures/10000000000000AF000000605C61CD0F.png" xlink:type="simple" xlink:show="embed" xlink:actuate="onLoad">
            <text:p/>
          </draw:image>
        </draw:frame>
        <draw:frame draw:style-name="gr1" draw:text-style-name="P1" draw:layer="layout" svg:width="3.544cm" svg:height="2.433cm" svg:x="4.756cm" svg:y="5.667cm">
          <draw:image xlink:href="Pictures/10000000000000860000005C79F2E7DF.png" xlink:type="simple" xlink:show="embed" xlink:actuate="onLoad">
            <text:p/>
          </draw:image>
        </draw:frame>
        <draw:frame draw:style-name="gr1" draw:text-style-name="P1" draw:layer="layout" svg:width="5.158cm" svg:height="3.386cm" svg:x="4.342cm" svg:y="13.6cm">
          <draw:image xlink:href="Pictures/10000000000000C3000000809A36CD63.png" xlink:type="simple" xlink:show="embed" xlink:actuate="onLoad">
            <text:p/>
          </draw:image>
        </draw:frame>
        <draw:frame draw:style-name="gr1" draw:text-style-name="P1" draw:layer="layout" svg:width="2.65cm" svg:height="3.35cm" svg:x="21.05cm" svg:y="13.7cm">
          <draw:image xlink:href="Pictures/10000000000000C8000000FD6856F9F6.png" xlink:type="simple" xlink:show="embed" xlink:actuate="onLoad">
            <text:p/>
          </draw:image>
        </draw:frame>
        <draw:frame draw:style-name="gr1" draw:text-style-name="P1" draw:layer="layout" svg:width="3.09cm" svg:height="1.27cm" svg:x="20.7cm" svg:y="2.43cm">
          <draw:image xlink:href="Pictures/100000000000015E000000900AD31F36.jpg" xlink:type="simple" xlink:show="embed" xlink:actuate="onLoad">
            <text:p/>
          </draw:image>
        </draw:frame>
        <draw:frame draw:style-name="gr2" draw:text-style-name="P2" draw:layer="layout" svg:width="22.2cm" svg:height="1.348cm" svg:x="1.6cm" svg:y="18cm">
          <draw:text-box>
            <text:p><text:span text:style-name="T1">LauBen : Schéma de principe de l’électronique</text:span></text:p>
          </draw:text-box>
        </draw:frame>
        <draw:frame draw:style-name="gr3" draw:layer="layout" svg:width="2.2cm" svg:height="0.963cm" svg:x="21.4cm" svg:y="1.4cm">
          <draw:text-box>
            <text:p>A.I.S.</text:p>
          </draw:text-box>
        </draw:frame>
        <draw:line draw:style-name="gr4" draw:text-style-name="P1" draw:layer="layout" svg:x1="22.5cm" svg:y1="3.7cm" svg:x2="22.5cm" svg:y2="13.3cm">
          <text:p/>
        </draw:line>
        <draw:polyline draw:style-name="gr4" draw:text-style-name="P1" xml:id="id1" draw:id="id1" draw:layer="layout" svg:width="3.899cm" svg:height="0cm" svg:x="9cm" svg:y="3.4cm" svg:viewBox="0 0 3900 0" draw:points="3900,0 1100,0 0,0">
          <text:p/>
        </draw:polyline>
        <draw:connector draw:style-name="gr4" draw:text-style-name="P1" draw:layer="layout" draw:line-skew="1.528cm" svg:x1="12.9cm" svg:y1="3.4cm" svg:x2="8.754cm" svg:y2="7.093cm" draw:start-shape="id1" draw:start-glue-point="1" svg:d="m12900 3400v3700h-4146v-7">
          <text:p/>
        </draw:connector>
        <draw:line draw:style-name="gr4" draw:text-style-name="P1" draw:layer="layout" svg:x1="9.9cm" svg:y1="16cm" svg:x2="20.7cm" svg:y2="16cm">
          <text:p/>
        </draw:line>
        <draw:frame draw:style-name="gr1" draw:text-style-name="P1" draw:layer="layout" svg:width="4.206cm" svg:height="3.095cm" svg:x="24.3cm" svg:y="13.4cm">
          <draw:image xlink:href="Pictures/100000000000009F000000755FEE05CB.png" xlink:type="simple" xlink:show="embed" xlink:actuate="onLoad">
            <text:p/>
          </draw:image>
        </draw:frame>
        <draw:frame draw:style-name="gr1" draw:text-style-name="P1" draw:layer="layout" svg:width="3.4cm" svg:height="2.55cm" svg:x="24.8cm" svg:y="16.9cm">
          <draw:image xlink:href="Pictures/1000000000000103000000C2865CF1CE.png" xlink:type="simple" xlink:show="embed" xlink:actuate="onLoad">
            <text:p/>
          </draw:image>
        </draw:frame>
        <draw:frame draw:style-name="gr1" draw:text-style-name="P1" draw:layer="layout" svg:width="1.5cm" svg:height="1.5cm" svg:x="27cm" svg:y="18.3cm">
          <draw:image xlink:href="Pictures/10000000000000E1000000E1D19171F0.png" xlink:type="simple" xlink:show="embed" xlink:actuate="onLoad">
            <text:p/>
          </draw:image>
        </draw:frame>
        <draw:frame draw:style-name="gr1" draw:text-style-name="P1" draw:layer="layout" svg:width="3cm" svg:height="3cm" svg:x="5.4cm" svg:y="9.3cm">
          <draw:image xlink:href="Pictures/10000000000000E1000000E11790E352.png" xlink:type="simple" xlink:show="embed" xlink:actuate="onLoad">
            <text:p/>
          </draw:image>
        </draw:frame>
        <draw:custom-shape draw:style-name="gr5" draw:text-style-name="P1" draw:layer="layout" svg:width="10.1cm" svg:height="1.9cm" draw:transform="rotate (1.5707963267949) translate (1.7cm 16.2cm)">
          <text:p text:style-name="P1">Toplin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draw:line-skew="4.247cm" svg:x1="20.604cm" svg:y1="14.214cm" svg:x2="14.633cm" svg:y2="5.192cm" draw:end-shape="id2" svg:d="m20604 14214v-14h-5971v-90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80808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5:15:29.61</meta:creation-date>
    <dc:date>2018-08-06T15:51:18.26</dc:date>
    <meta:editing-duration>PT32M37S</meta:editing-duration>
    <meta:editing-cycles>4</meta:editing-cycles>
    <meta:generator>LibreOffice/3.5$Windows_x86 LibreOffice_project/7122e39-92ed229-498d286-15e43b4-d70da21</meta:generator>
    <meta:document-statistic meta:object-count="18"/>
  </office:meta>
</office:document-meta>
</file>